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3" style:family="paragraph" style:parent-style-name="_3f__3f__7e_LT_7e_Gliederung_20_1">
      <style:text-properties fo:font-size="28pt" style:font-size-asian="28pt" style:font-size-complex="28pt"/>
    </style:style>
    <style:style style:name="P4" style:family="paragraph" style:parent-style-name="_3f__3f__7e_LT_7e_Gliederung_20_1"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5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_3f__3f__7e_LT_7e_Gliederung_20_1"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P8" style:family="paragraph" style:parent-style-name="_3f__3f__7e_LT_7e_Gliederung_20_1"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10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P11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P12" style:family="paragraph" style:parent-style-name="_3f__3f__7e_LT_7e_Gliederung_20_1" style:list-style-name="L1"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P13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DejaVu Sans1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DejaVu Sans1" style:font-name-asian="DejaVu Sans1" style:font-size-asian="32pt" style:font-name-complex="DejaVu Sans1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:</text:p>
      <text:p text:style-name="P1"><text:span text:style-name="T3">1） </text:span>What is KGTP?</text:p>
      <text:p text:style-name="P1">KGTP is the abbreviation of Linux kernel GDB tracepoint module.</text:p>
      <text:p text:style-name="P1"/>
      <text:p text:style-name="P1">I call it a GDB "knife" in Linux Kernel because it is <text:span text:style-name="T1">flexible , lightweight and realtime like a small knife.</text:span></text:p>
      <text:p text:style-name="P2"/>
      <text:p text:style-name="P4">Handle the issues of online Linux server because it can <text:span text:style-name="T4">trace</text:span> and <text:span text:style-name="T4">debug</text:span> the Linux kernel and user space program without stop them.</text:p>
      <text:p text:style-name="P4"/>
      <text:p text:style-name="P3"><text:span text:style-name="T1">Handle the issues of embedded Linux system because KGTP is lightweight and offline debug </text:span><text:soft-page-break/><text:span text:style-name="T1">function (I will introduce this function later).</text:span></text:p>
      <text:p text:style-name="P4"/>
      <text:p text:style-name="P9">3:</text:p>
      <text:p text:style-name="P4">1)</text:p>
      <text:p text:style-name="P4"/>
      <text:p text:style-name="P4">Some tracer need a lot of code to parse the execution info that get form Linux kernel.</text:p>
      <text:p text:style-name="P4"/>
      <text:p text:style-name="P4">But KGTP doesn't need it. <text:s/>Because GDB get where is the data that user want from the debug info and put this info to KGTP. <text:s/>KGTP can focus on get data from Linux kernel and send them back to GDB.</text:p>
      <text:p text:style-name="P9">4:</text:p>
      <text:p text:style-name="P4">1)</text:p>
      <text:p text:style-name="P4">I said “most” because KGTP have 2 interesting functions are not based on kprobe. <text:s/>I will introduce them later.</text:p>
      <text:p text:style-name="P4"/>
      <text:p text:style-name="P9">7:</text:p>
      <text:p text:style-name="P4">This is why I call KGTP a debuger and tracer.</text:p>
      <text:p text:style-name="P4"/>
      <text:p text:style-name="P4">I will do some show about realtime.</text:p>
      <text:p text:style-name="P4">Now, I invite my show assistant – Big buck bunny.</text:p>
      <text:p text:style-name="P9">8:</text:p>
      <text:p text:style-name="P5">Show 1: </text:p>
      <text:p text:style-name="P5">cd kernel/svn/trunk/ </text:p>
      <text:p text:style-name="P5">uname -r </text:p>
      <text:p text:style-name="P6">#This kernel is the generic kernel of UBUNU, it is not a special kernel.</text:p>
      <text:p text:style-name="P5">make </text:p>
      <text:p text:style-name="P5">sudo insmod gtp.ko </text:p>
      <text:p text:style-name="P5">sudo gdb /usr/lib/debug/boot/vmlinux-$(uname -r) </text:p>
      <text:p text:style-name="P5">target remote /sys/kernel/debug/gtp </text:p>
      <text:p text:style-name="P5">p jiffies_64 </text:p>
      <text:p text:style-name="P5">#Access static LIST_HEAD(modules) </text:p>
      <text:p text:style-name="P5">p *((struct module *)((char *)modules-&gt;next - ((size_t) &amp;(((struct module *)0)-&gt;list)))) </text:p>
      <text:p text:style-name="P5">p *((struct module *)((char *)modules-&gt;next-&gt;next - ((size_t) &amp;(((struct module *)0)-&gt;list)))) </text:p>
      <text:p text:style-name="P5">#Access DEFINE_PER_CPU(irq_cpustat_t, irq_stat) ____cacheline_internodealigned_in_smp; </text:p>
      <text:p text:style-name="P5">p *(irq_cpustat_t *)(__per_cpu_offset[0]+(uint64_t)(&amp;irq_stat)) </text:p>
      <text:p text:style-name="P5">p *(irq_cpustat_t *)(__per_cpu_offset[1]+(uint64_t)(&amp;irq_stat)) </text:p>
      <text:p text:style-name="P5"/>
      <text:p text:style-name="P5">Show 2: </text:p>
      <text:p text:style-name="P5">trace vfs_read </text:p>
      <text:p text:style-name="P5">actions </text:p>
      <text:p text:style-name="P6">#$bt is a special trace state variable that defined by KGTP</text:p>
      <text:p text:style-name="P6">#KGTP will convert this action to collect the data for backtrace, </text:p>
      <text:p text:style-name="P6">collect $bt</text:p>
      <text:p text:style-name="P5">end </text:p>
      <text:p text:style-name="P5">trace do_IRQ </text:p>
      <text:p text:style-name="P5">actions </text:p>
      <text:p text:style-name="P5"><text:soft-page-break/>collect $bt </text:p>
      <text:p text:style-name="P5">end </text:p>
      <text:p text:style-name="P5">info tracepoints </text:p>
      <text:p text:style-name="P5">tstart </text:p>
      <text:p text:style-name="P5">tstop </text:p>
      <text:p text:style-name="P5">tfind </text:p>
      <text:p text:style-name="P5">tfind tracepoint 2 </text:p>
      <text:p text:style-name="P5">quit </text:p>
      <text:p text:style-name="P5"/>
      <text:p text:style-name="P5">Show 3: </text:p>
      <text:p text:style-name="P6">#This the normal way that we debug a user space program and read a variable</text:p>
      <text:p text:style-name="P5">#GDB attach</text:p>
      <text:p text:style-name="P5">ps -e | grep mplayer </text:p>
      <text:p text:style-name="P5">sudo gdb -p xxx </text:p>
      <text:p text:style-name="P5">p osd_level </text:p>
      <text:p text:style-name="P5">#Change 选项 屏幕显示 </text:p>
      <text:p text:style-name="P5">p osd_level </text:p>
      <text:p text:style-name="P5">quit </text:p>
      <text:p text:style-name="P6">#KGTP read a variable of a user space program doesn't need stop it.</text:p>
      <text:p text:style-name="P5">#KGTP</text:p>
      <text:p text:style-name="P5">sudo gdb /usr/lib/debug/boot/vmlinux-$(uname -r) </text:p>
      <text:p text:style-name="P5">target extended-remote /sys/kernel/debug/gtp </text:p>
      <text:p text:style-name="P5">add-inferior </text:p>
      <text:p text:style-name="P5">inferior 2 </text:p>
      <text:p text:style-name="P5">file /home/teawater/soft/mplayer/mplayer_bak/mplayer </text:p>
      <text:p text:style-name="P5">!ps -e | grep mplayer </text:p>
      <text:p text:style-name="P5">attach xxx </text:p>
      <text:p text:style-name="P5"><text:soft-page-break/>p osd_level </text:p>
      <text:p text:style-name="P5">#Change 选项 屏幕显示 </text:p>
      <text:p text:style-name="P5">p osd_level </text:p>
      <text:p text:style-name="P5"/>
      <text:p text:style-name="P6">#Back trace from Linux kernel to user space.</text:p>
      <text:p text:style-name="P5">Show 4: </text:p>
      <text:p text:style-name="P5">trace do_poll if ($current_task_pid == xxx) </text:p>
      <text:p text:style-name="P5">actions </text:p>
      <text:p text:style-name="P5">collect $bt </text:p>
      <text:p text:style-name="P5">end </text:p>
      <text:p text:style-name="P5">trace do_poll if ($current_task_pid == xxx) </text:p>
      <text:p text:style-name="P5">inferior 2 </text:p>
      <text:p text:style-name="P5">actions</text:p>
      <text:p text:style-name="P6">#Let KGTP know that this tracepoint is for user space program</text:p>
      <text:p text:style-name="P6">collect $current </text:p>
      <text:p text:style-name="P5">collect $bt </text:p>
      <text:p text:style-name="P5">collect osd_level </text:p>
      <text:p text:style-name="P5">end </text:p>
      <text:p text:style-name="P5">tvariable $bt=1024 </text:p>
      <text:p text:style-name="P5">tstart </text:p>
      <text:p text:style-name="P5">tstop </text:p>
      <text:p text:style-name="P5">p osd_level </text:p>
      <text:p text:style-name="P5">quit </text:p>
      <text:p text:style-name="P9">10:</text:p>
      <text:p text:style-name="P4">1)</text:p>
      <text:p text:style-name="P4"/>
      <text:p text:style-name="P4">I don't want KGTP became a tool that before use it. <text:s/>You need patch your kernel, open a lot of options that make it slow and after that, rebuild them all.</text:p>
      <text:p text:style-name="P4">Show05-01: Don't show it.</text:p>
      <text:p text:style-name="P4">Show05-02: Show it.</text:p>
      <text:p text:style-name="P4"/>
      <text:p text:style-name="P4"/>
      <text:p text:style-name="P10">11</text:p>
      <text:p text:style-name="P7">Show 1-4</text:p>
      <text:p text:style-name="P7">Show 5</text:p>
      <text:p text:style-name="P7">Show6-1:A perl script can get the rsp packet and save them to files.</text:p>
      <text:p text:style-name="P7"><text:span text:style-name="T4">$dump_stack</text:span> is a special TSV <text:s text:c="4"/>too. <text:s/>Collect it will let Kernel call function dump_stack.</text:p>
      <text:p text:style-name="P7">Show6-2: Get data in board.</text:p>
      <text:p text:style-name="P7">Show6-3: Parse the data.</text:p>
      <text:p text:style-name="P10">14：</text:p>
      <text:p text:style-name="P7">Show7:</text:p>
      <text:p text:style-name="P7">test3 will call sprint_symbol.</text:p>
      <text:p text:style-name="P7"/>
      <text:p text:style-name="P10">15</text:p>
      <text:p text:style-name="P7">This is a complex show.</text:p>
      <text:p text:style-name="P7">sudo gdb /usr/lib/debug/boot/vmlinux-$(uname -r) </text:p>
      <text:p text:style-name="P7">target remote /sys/kernel/debug/gtp </text:p>
      <text:p text:style-name="P7">set pagination off </text:p>
      <text:p text:style-name="P7">tvariable $bt=1024 </text:p>
      <text:p text:style-name="P7">tvariable $p_count </text:p>
      <text:p text:style-name="P7">tvariable $p_cc </text:p>
      <text:p text:style-name="P7">set $tmp=0 </text:p>
      <text:p text:style-name="P7">while $tmp&lt;$cpu_number </text:p>
      <text:p text:style-name="P7">eval "tvariable $p_cc%d",<text:soft-page-break/>$tmp </text:p>
      <text:p text:style-name="P7">set $tmp=$tmp+1 </text:p>
      <text:p text:style-name="P7">end </text:p>
      <text:p text:style-name="P7">tvariable $ignore_error=1 </text:p>
      <text:p text:style-name="P7">trace arch_local_irq_disable </text:p>
      <text:p text:style-name="P7"><text:s text:c="2"/>commands </text:p>
      <text:p text:style-name="P7"><text:s text:c="4"/>teval $p_count=$clock </text:p>
      <text:p text:style-name="P7"><text:s text:c="2"/>end </text:p>
      <text:p text:style-name="P7">trace arch_local_irq_enable if ($p_count &amp;&amp; $p_cc &lt; $clock - $p_count) </text:p>
      <text:p text:style-name="P7"><text:s text:c="2"/>commands </text:p>
      <text:p text:style-name="P7"><text:s text:c="4"/>teval $p_cc = $clock - $p_count </text:p>
      <text:p text:style-name="P7"><text:soft-page-break/><text:s text:c="4"/>collect $bt </text:p>
      <text:p text:style-name="P7"><text:s text:c="4"/>collect $p_cc </text:p>
      <text:p text:style-name="P7"><text:s text:c="4"/>teval $p_count=0 </text:p>
      <text:p text:style-name="P7"><text:s text:c="2"/>end </text:p>
      <text:p text:style-name="P7">enable </text:p>
      <text:p text:style-name="P7">set pagination on</text:p>
      <text:p text:style-name="P7"><text:s/></text:p>
      <text:p text:style-name="P10">16</text:p>
      <text:p text:style-name="P7">Show 9: <text:s/>Now, we got a lot of traceframe. <text:s/>But find which one is for which CPU with hand is hard. <text:s/>So we use python to do it.</text:p>
      <text:p text:style-name="P10">18</text:p>
      <text:p text:style-name="P7">I said most of trace functions are based on kprobe.</text:p>
      <text:p text:style-name="P7">Now, I will introduce two functions that is not based on kprobe.</text:p>
      <text:p text:style-name="P7"/>
      <text:p text:style-name="P7">1)</text:p>
      <text:p text:style-name="P7">It is not very clear, right?</text:p>
      <text:p text:style-name="P7">Watch tracepint is the watchpoint of KGTP.</text:p>
      <text:p text:style-name="P7">There are two kinds of watch tracepoint.</text:p>
      <text:p text:style-name="P7">Show 10: Static watch tracepoint can watch variable <text:soft-page-break/>that we can get address directly. <text:s/>For example, the global variable.</text:p>
      <text:p text:style-name="P8">#Trace the address of variable</text:p>
      <text:p text:style-name="P8">trace *&amp;jiffies_64 </text:p>
      <text:p text:style-name="P8"><text:s text:c="2"/>commands </text:p>
      <text:p text:style-name="P8">#This is static watch tracepoint</text:p>
      <text:p text:style-name="P8"><text:s text:c="4"/>teval $watch_static=1 </text:p>
      <text:p text:style-name="P8">#Watch write of this variable</text:p>
      <text:p text:style-name="P8"><text:s text:c="4"/>teval $watch_type=1 </text:p>
      <text:p text:style-name="P8"><text:s text:c="4"/>teval $watch_size=8 </text:p>
      <text:p text:style-name="P8">#following part is the real action</text:p>
      <text:p text:style-name="P8">#The value after write</text:p>
      <text:p text:style-name="P8"><text:s text:c="4"/>collect $watch_val </text:p>
      <text:p text:style-name="P8">#The value before write</text:p>
      <text:p text:style-name="P8"><text:s text:c="4"/>collect $watch_prev_val </text:p>
      <text:p text:style-name="P8"><text:soft-page-break/><text:s text:c="4"/>collect $bt </text:p>
      <text:p text:style-name="P8"><text:s text:c="2"/>end </text:p>
      <text:p text:style-name="P8">tstart</text:p>
      <text:p text:style-name="P8">After see this show, I think some people will say: Linux kernel 3.0 and later version already had supported a frame to support hardware breakpoint. <text:s/>Developer can use a very small module to control hardware breakpoint. <text:s/>They will not use watch tracepoint.</text:p>
      <text:p text:style-name="P8">But I will answer, this frame is not OK. <text:s/>I have two reasons:</text:p>
      <text:list xml:id="list1839627636" text:style-name="L1">
        <text:list-item>
          <text:p text:style-name="P12">It doesn't support old Linux kernel.</text:p>
        </text:list-item>
      </text:list>
      <text:p text:style-name="P8">KGTP watch tracepoint <text:s/>can work with old Linux kernel.</text:p>
      <text:list xml:id="list387592931" text:continue-numbering="true" text:style-name="L1">
        <text:list-item>
          <text:p text:style-name="P12">It is not very easy to watch the local variable and others that you cannot get their address directly.</text:p>
        </text:list-item>
      </text:list>
      <text:p text:style-name="P8">Dynamic watch tracepoint of KGTP can handle this issue.</text:p>
      <text:p text:style-name="P7"><text:soft-page-break/>Show11: <text:s/><text:span text:style-name="T2">Dynamic watch tracepoint can watch the variable that cannot get the </text:span><text:span text:style-name="T2">address directly. <text:s/>For exmaple, a local variable inside a function.</text:span></text:p>
      <text:p text:style-name="P7"><text:span text:style-name="T2">#This dynamic watch tracepoint. <text:s/>The address just let other tracepoint know </text:span><text:span text:style-name="T2">which one that want to control.</text:span></text:p>
      <text:p text:style-name="P8">trace *1 </text:p>
      <text:p text:style-name="P8"><text:s text:c="2"/>commands </text:p>
      <text:p text:style-name="P8"><text:s text:c="4"/>teval $watch_static=0 </text:p>
      <text:p text:style-name="P8"><text:s text:c="4"/>teval $watch_type=1 </text:p>
      <text:p text:style-name="P8"><text:s text:c="4"/>teval $watch_size=8 </text:p>
      <text:p text:style-name="P8"><text:s text:c="4"/>collect $bt </text:p>
      <text:p text:style-name="P8"><text:soft-page-break/><text:s text:c="4"/>collect $watch_addr </text:p>
      <text:p text:style-name="P8"><text:s text:c="4"/>collect $watch_val </text:p>
      <text:p text:style-name="P8"><text:s text:c="4"/>collect $watch_prev_val </text:p>
      <text:p text:style-name="P8"><text:s text:c="2"/>end </text:p>
      <text:p text:style-name="P8">list get_empty_filp </text:p>
      <text:p text:style-name="P8">trace 135 </text:p>
      <text:p text:style-name="P8"><text:s text:c="2"/>commands </text:p>
      <text:p text:style-name="P8">#Setup current use 1 watch tracepoint.</text:p>
      <text:p text:style-name="P8"><text:s text:c="4"/>teval $watch_set_addr=1 </text:p>
      <text:p text:style-name="P8"><text:s text:c="4"/>teval $watch_size=4 </text:p>
      <text:p text:style-name="P8">#Try find a hw breakpoint and watch it. <text:s/>Maybe fail because x86 just have 4 <text:s/>hw breakpoint.</text:p>
      <text:p text:style-name="P8"><text:s text:c="4"/>teval $watch_start=&amp;(f-&gt;f_pos) </text:p>
      <text:p text:style-name="P8"><text:s text:c="4"/>teval $watch_size=8 </text:p>
      <text:p text:style-name="P8"><text:s text:c="4"/>teval $watch_start=&amp;(f-&gt;f_op) </text:p>
      <text:p text:style-name="P8"><text:s text:c="2"/>end </text:p>
      <text:p text:style-name="P8"><text:soft-page-break/>trace file_sb_list_del </text:p>
      <text:p text:style-name="P8"><text:s text:c="2"/>commands </text:p>
      <text:p text:style-name="P8">#Stop watch an address and release the hw breakpoint.</text:p>
      <text:p text:style-name="P8"><text:s text:c="4"/>teval $watch_stop=&amp;(file-&gt;f_pos) </text:p>
      <text:p text:style-name="P8"><text:s text:c="4"/>teval $watch_stop=&amp;(file-&gt;f_op) </text:p>
      <text:p text:style-name="P8"><text:s text:c="2"/>end </text:p>
      <text:p text:style-name="P8">tstart</text:p>
      <text:p text:style-name="P11">19</text:p>
      <text:p text:style-name="P8">trace vfs_read </text:p>
      <text:p text:style-name="P8">passcount 1 </text:p>
      <text:p text:style-name="P8"><text:s text:c="2"/>commands </text:p>
      <text:p text:style-name="P8"><text:s text:c="4"/>collect $bt </text:p>
      <text:p text:style-name="P8"><text:s text:c="4"/>collect $step_count </text:p>
      <text:p text:style-name="P8"><text:s text:c="4"/>while-stepping 2000 </text:p>
      <text:p text:style-name="P8"><text:s text:c="6"/>collect $bt </text:p>
      <text:p text:style-name="P8"><text:s text:c="6"/>collect $step_count </text:p>
      <text:p text:style-name="P8"><text:s text:c="4"/>end </text:p>
      <text:p text:style-name="P8"><text:s text:c="2"/>end </text:p>
      <text:p text:style-name="P8">display $cpu_id </text:p>
      <text:p text:style-name="P8">display $step_count </text:p>
      <text:p text:style-name="P8">#tfind one by one is not very clear and too slow. <text:s/>And now we have a series os insn record. <text:s/><text:tab/>KGTP can change to replay mode.</text:p>
      <text:p text:style-name="P8"><text:soft-page-break/>monitor replay </text:p>
      <text:p text:style-name="P8">#Because GDB cannot use execution command in tfind mode, use this command to let GDB can input execution commands.</text:p>
      <text:p text:style-name="P8">tfind -1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>
      <style:paragraph-properties fo:text-align="start" style:justify-single-word="false"/>
    </style:style>
    <style:style style:name="_3f__3f__3f__3f_" style:display-name="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" style:display-name="WW-??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_3f__3f__20_" style:display-name="?? 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cm" fo:margin-bottom="0.4cm"/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cm" fo:margin-bottom="0.3cm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cm" fo:margin-bottom="0.199cm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cm" fo:margin-bottom="0.101cm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WW-_3f__3f__3f__3f__3f__3f_123" style:display-name="WW-??????123" style:family="paragraph" style:parent-style-name="_3f__3f_"/>
    <style:style style:name="WW-_3f__3f__3f__3f__3f__3f_1234" style:display-name="WW-??????1234" style:family="paragraph" style:parent-style-name="_3f__3f_"/>
    <style:style style:name="WW-_3f__3f_12345" style:display-name="WW-??12345" style:family="paragraph" style:parent-style-name="_3f__3f_"/>
    <style:style style:name="WW-_3f__3f_123456" style:display-name="WW-??123456" style:family="paragraph" style:parent-style-name="_3f__3f_"/>
    <style:style style:name="WW-_3f__3f__3f__3f__3f__3f_12345" style:display-name="WW-??????12345" style:family="paragraph" style:parent-style-name="_3f__3f_">
      <style:paragraph-properties fo:text-align="start" style:justify-single-word="false"/>
    </style:style>
    <style:style style:name="WW-_3f__3f_1234567" style:display-name="WW-??1234567" style:family="paragraph" style:parent-style-name="_3f__3f_"/>
    <style:style style:name="WW-_3f__3f__3f_12" style:display-name="WW-???12" style:family="paragraph" style:parent-style-name="_3f__3f_"/>
    <style:style style:name="WW-_3f__3f_12345678" style:display-name="WW-??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" style:display-name="WW-???12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" style:display-name="WW-????1" style:family="paragraph">
      <style:paragraph-properties style:text-autospace="none"/>
      <style:text-properties style:letter-kerning="true"/>
    </style:style>
    <style:style style:name="WW-_3f__3f_123456789" style:display-name="WW-??123456789" style:family="paragraph">
      <style:paragraph-properties style:text-autospace="none"/>
      <style:text-properties style:letter-kerning="true"/>
    </style:style>
    <style:style style:name="WW-_3f__3f__20_11" style:display-name="WW-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" style:display-name="WW-?? 21" style:family="paragraph" style:parent-style-name="WW-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123456" style:display-name="WW-??????123456" style:family="paragraph" style:parent-style-name="_3f__3f_"/>
    <style:style style:name="WW-_3f__3f__3f__3f__3f__3f_1234567" style:display-name="WW-??????1234567" style:family="paragraph" style:parent-style-name="_3f__3f_"/>
    <style:style style:name="WW-_3f__3f_12345678910" style:display-name="WW-??12345678910" style:family="paragraph" style:parent-style-name="_3f__3f_"/>
    <style:style style:name="WW-_3f__3f_1234567891011" style:display-name="WW-??1234567891011" style:family="paragraph" style:parent-style-name="_3f__3f_"/>
    <style:style style:name="WW-_3f__3f__3f__3f__3f__3f_12345678" style:display-name="WW-??????12345678" style:family="paragraph" style:parent-style-name="_3f__3f_">
      <style:paragraph-properties fo:text-align="start" style:justify-single-word="false"/>
    </style:style>
    <style:style style:name="WW-_3f__3f_123456789101112" style:display-name="WW-??123456789101112" style:family="paragraph" style:parent-style-name="_3f__3f_"/>
    <style:style style:name="WW-_3f__3f__3f_1234" style:display-name="WW-???1234" style:family="paragraph" style:parent-style-name="_3f__3f_"/>
    <style:style style:name="WW-_3f__3f_12345678910111213" style:display-name="WW-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" style:display-name="WW-???12345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" style:display-name="WW-????12" style:family="paragraph">
      <style:paragraph-properties style:text-autospace="none"/>
      <style:text-properties style:letter-kerning="true"/>
    </style:style>
    <style:style style:name="WW-_3f__3f_1234567891011121314" style:display-name="WW-??1234567891011121314" style:family="paragraph">
      <style:paragraph-properties style:text-autospace="none"/>
      <style:text-properties style:letter-kerning="true"/>
    </style:style>
    <style:style style:name="WW-_3f__3f__20_112" style:display-name="WW-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" style:display-name="WW-?? 212" style:family="paragraph" style:parent-style-name="WW-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123456789" style:display-name="WW-??????123456789" style:family="paragraph" style:parent-style-name="_3f__3f_"/>
    <style:style style:name="WW-_3f__3f__3f__3f__3f__3f_12345678910" style:display-name="WW-??????12345678910" style:family="paragraph" style:parent-style-name="_3f__3f_"/>
    <style:style style:name="WW-_3f__3f_123456789101112131415" style:display-name="WW-??123456789101112131415" style:family="paragraph" style:parent-style-name="_3f__3f_"/>
    <style:style style:name="WW-_3f__3f_12345678910111213141516" style:display-name="WW-??12345678910111213141516" style:family="paragraph" style:parent-style-name="_3f__3f_"/>
    <style:style style:name="WW-_3f__3f__3f__3f__3f__3f_1234567891011" style:display-name="WW-??????1234567891011" style:family="paragraph" style:parent-style-name="_3f__3f_">
      <style:paragraph-properties fo:text-align="start" style:justify-single-word="false"/>
    </style:style>
    <style:style style:name="WW-_3f__3f_1234567891011121314151617" style:display-name="WW-??1234567891011121314151617" style:family="paragraph" style:parent-style-name="_3f__3f_"/>
    <style:style style:name="WW-_3f__3f__3f_123456" style:display-name="WW-???123456" style:family="paragraph" style:parent-style-name="_3f__3f_"/>
    <style:style style:name="WW-_3f__3f_123456789101112131415161718" style:display-name="WW-??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" style:display-name="WW-???1234567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" style:display-name="WW-????123" style:family="paragraph">
      <style:paragraph-properties style:text-autospace="none"/>
      <style:text-properties style:letter-kerning="true"/>
    </style:style>
    <style:style style:name="WW-_3f__3f_12345678910111213141516171819" style:display-name="WW-??12345678910111213141516171819" style:family="paragraph">
      <style:paragraph-properties style:text-autospace="none"/>
      <style:text-properties style:letter-kerning="true"/>
    </style:style>
    <style:style style:name="WW-_3f__3f__20_1123" style:display-name="WW-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" style:display-name="WW-?? 2123" style:family="paragraph" style:parent-style-name="WW-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" style:display-name="WW-??????123456789101112" style:family="paragraph" style:parent-style-name="_3f__3f_"/>
    <style:style style:name="WW-_3f__3f__3f__3f__3f__3f_12345678910111213" style:display-name="WW-??????12345678910111213" style:family="paragraph" style:parent-style-name="_3f__3f_"/>
    <style:style style:name="WW-_3f__3f_1234567891011121314151617181920" style:display-name="WW-??1234567891011121314151617181920" style:family="paragraph" style:parent-style-name="_3f__3f_"/>
    <style:style style:name="WW-_3f__3f_123456789101112131415161718192021" style:display-name="WW-??123456789101112131415161718192021" style:family="paragraph" style:parent-style-name="_3f__3f_"/>
    <style:style style:name="WW-_3f__3f__3f__3f__3f__3f_1234567891011121314" style:display-name="WW-??????1234567891011121314" style:family="paragraph" style:parent-style-name="_3f__3f_">
      <style:paragraph-properties fo:text-align="start" style:justify-single-word="false"/>
    </style:style>
    <style:style style:name="WW-_3f__3f_12345678910111213141516171819202122" style:display-name="WW-??12345678910111213141516171819202122" style:family="paragraph" style:parent-style-name="_3f__3f_"/>
    <style:style style:name="WW-_3f__3f__3f_12345678" style:display-name="WW-???12345678" style:family="paragraph" style:parent-style-name="_3f__3f_"/>
    <style:style style:name="WW-_3f__3f_1234567891011121314151617181920212223" style:display-name="WW-??12345678910111213141516171819202122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" style:display-name="WW-???123456789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" style:display-name="WW-????1234" style:family="paragraph">
      <style:paragraph-properties style:text-autospace="none"/>
      <style:text-properties style:letter-kerning="true"/>
    </style:style>
    <style:style style:name="WW-_3f__3f_123456789101112131415161718192021222324" style:display-name="WW-??123456789101112131415161718192021222324" style:family="paragraph">
      <style:paragraph-properties style:text-autospace="none"/>
      <style:text-properties style:letter-kerning="true"/>
    </style:style>
    <style:style style:name="WW-_3f__3f__20_11234" style:display-name="WW-?? 11234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" style:display-name="WW-?? 21234" style:family="paragraph" style:parent-style-name="WW-_3f__3f__20_11234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131415" style:display-name="WW-??????123456789101112131415" style:family="paragraph" style:parent-style-name="_3f__3f_"/>
    <style:style style:name="WW-_3f__3f__3f__3f__3f__3f_12345678910111213141516" style:display-name="WW-??????12345678910111213141516" style:family="paragraph" style:parent-style-name="_3f__3f_"/>
    <style:style style:name="WW-_3f__3f_12345678910111213141516171819202122232425" style:display-name="WW-??12345678910111213141516171819202122232425" style:family="paragraph" style:parent-style-name="_3f__3f_"/>
    <style:style style:name="WW-_3f__3f_1234567891011121314151617181920212223242526" style:display-name="WW-??1234567891011121314151617181920212223242526" style:family="paragraph" style:parent-style-name="_3f__3f_"/>
    <style:style style:name="WW-_3f__3f__3f__3f__3f__3f_1234567891011121314151617" style:display-name="WW-??????1234567891011121314151617" style:family="paragraph" style:parent-style-name="_3f__3f_">
      <style:paragraph-properties fo:text-align="start" style:justify-single-word="false"/>
    </style:style>
    <style:style style:name="WW-_3f__3f_123456789101112131415161718192021222324252627" style:display-name="WW-??123456789101112131415161718192021222324252627" style:family="paragraph" style:parent-style-name="_3f__3f_"/>
    <style:style style:name="WW-_3f__3f__3f_12345678910" style:display-name="WW-???12345678910" style:family="paragraph" style:parent-style-name="_3f__3f_"/>
    <style:style style:name="WW-_3f__3f_12345678910111213141516171819202122232425262728" style:display-name="WW-??1234567891011121314151617181920212223242526272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1011" style:display-name="WW-???1234567891011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5" style:display-name="WW-????12345" style:family="paragraph">
      <style:paragraph-properties style:text-autospace="none"/>
      <style:text-properties style:letter-kerning="true"/>
    </style:style>
    <style:style style:name="WW-_3f__3f_1234567891011121314151617181920212223242526272829" style:display-name="WW-??1234567891011121314151617181920212223242526272829" style:family="paragraph">
      <style:paragraph-properties style:text-autospace="none"/>
      <style:text-properties style:letter-kerning="true"/>
    </style:style>
    <style:style style:name="WW-_3f__3f__20_112345" style:display-name="WW-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5" style:display-name="WW-?? 212345" style:family="paragraph" style:parent-style-name="WW-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131415161718" style:display-name="WW-??????123456789101112131415161718" style:family="paragraph" style:parent-style-name="_3f__3f_"/>
    <style:style style:name="WW-_3f__3f__3f__3f__3f__3f_12345678910111213141516171819" style:display-name="WW-??????12345678910111213141516171819" style:family="paragraph" style:parent-style-name="_3f__3f_"/>
    <style:style style:name="WW-_3f__3f_123456789101112131415161718192021222324252627282930" style:display-name="WW-??123456789101112131415161718192021222324252627282930" style:family="paragraph" style:parent-style-name="_3f__3f_"/>
    <style:style style:name="WW-_3f__3f_12345678910111213141516171819202122232425262728293031" style:display-name="WW-??12345678910111213141516171819202122232425262728293031" style:family="paragraph" style:parent-style-name="_3f__3f_"/>
    <style:style style:name="WW-_3f__3f__3f__3f__3f__3f_1234567891011121314151617181920" style:display-name="WW-??????1234567891011121314151617181920" style:family="paragraph" style:parent-style-name="_3f__3f_">
      <style:paragraph-properties fo:text-align="start" style:justify-single-word="false"/>
    </style:style>
    <style:style style:name="WW-_3f__3f_1234567891011121314151617181920212223242526272829303132" style:display-name="WW-??1234567891011121314151617181920212223242526272829303132" style:family="paragraph" style:parent-style-name="_3f__3f_"/>
    <style:style style:name="WW-_3f__3f__3f_123456789101112" style:display-name="WW-???123456789101112" style:family="paragraph" style:parent-style-name="_3f__3f_"/>
    <style:style style:name="WW-_3f__3f_123456789101112131415161718192021222324252627282930313233" style:display-name="WW-??12345678910111213141516171819202122232425262728293031323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10111213" style:display-name="WW-???1234567891011121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56" style:display-name="WW-????123456" style:family="paragraph">
      <style:paragraph-properties style:text-autospace="none"/>
      <style:text-properties style:letter-kerning="true"/>
    </style:style>
    <style:style style:name="WW-_3f__3f_12345678910111213141516171819202122232425262728293031323334" style:display-name="WW-??12345678910111213141516171819202122232425262728293031323334" style:family="paragraph">
      <style:paragraph-properties style:text-autospace="none"/>
      <style:text-properties style:letter-kerning="true"/>
    </style:style>
    <style:style style:name="WW-_3f__3f__20_1123456" style:display-name="WW-?? 1123456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56" style:display-name="WW-?? 2123456" style:family="paragraph" style:parent-style-name="WW-_3f__3f__20_1123456">
      <style:paragraph-properties fo:margin-top="0cm" fo:margin-bottom="0.4cm"/>
      <style:text-properties fo:font-size="28pt" style:font-size-asian="28pt" style:font-size-complex="2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1</text:page-number>^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water </meta:initial-creator>
    <meta:creation-date>2013-07-01T15:15:47</meta:creation-date>
    <dc:date>2013-10-04T17:40:57</dc:date>
    <meta:editing-duration>PT15H12M38S</meta:editing-duration>
    <meta:editing-cycles>190</meta:editing-cycles>
    <meta:generator>LibreOffice/3.5$Linux_X86_64 LibreOffice_project/350m1$Build-2</meta:generator>
    <dc:creator>teawater </dc:creator>
    <meta:document-statistic meta:table-count="0" meta:image-count="0" meta:object-count="0" meta:page-count="23" meta:paragraph-count="213" meta:word-count="1011" meta:character-count="6588" meta:non-whitespace-character-count="5479"/>
  </office:meta>
</office:document-meta>
</file>